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8pt" fo:font-weight="bold" officeooo:rsid="0012b7f0" officeooo:paragraph-rsid="0012b7f0" style:font-size-asian="15.75pt" style:font-weight-asian="bold" style:font-size-complex="18pt" style:font-weight-complex="bold"/>
    </style:style>
    <style:style style:name="P2" style:family="paragraph" style:parent-style-name="Standard" style:list-style-name="L1">
      <style:text-properties fo:font-size="12pt" fo:font-weight="normal" officeooo:rsid="0012b7f0" officeooo:paragraph-rsid="0012b7f0" style:font-size-asian="10.5pt" style:font-weight-asian="normal" style:font-size-complex="12pt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D</text:p>
      <text:list xml:id="list3838096568" text:style-name="L1">
        <text:list-item>
          <text:p text:style-name="P2">Kód je naprogramovný</text:p>
        </text:list-item>
        <text:list-item>
          <text:p text:style-name="P2">Kód je spustitelný</text:p>
        </text:list-item>
        <text:list-item>
          <text:p text:style-name="P2">Kód je stabilní a nevznikají žádné chyby</text:p>
        </text:list-item>
        <text:list-item>
          <text:p text:style-name="P2">Kód je otestován</text:p>
        </text:list-item>
        <text:list-item>
          <text:p text:style-name="P2">K dané user story je vytvořena dokumentace</text:p>
        </text:list-item>
        <text:list-item>
          <text:p text:style-name="P2">Zůstavající hodiny v user story je nastavena na nulu a user story označena jako hotová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8:56:52.568891827</meta:creation-date>
    <dc:date>2023-10-21T19:04:41.623558593</dc:date>
    <meta:editing-duration>PT7M49S</meta:editing-duration>
    <meta:editing-cycles>1</meta:editing-cycles>
    <meta:document-statistic meta:table-count="0" meta:image-count="0" meta:object-count="0" meta:page-count="1" meta:paragraph-count="7" meta:word-count="45" meta:character-count="231" meta:non-whitespace-character-count="199"/>
    <meta:generator>LibreOffice/7.3.7.2$Linux_X86_64 LibreOffice_project/30$Build-2</meta:generator>
  </office:meta>
</office:document-meta>
</file>